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939393" draw:textarea-horizontal-align="justify" draw:textarea-vertical-align="middle" draw:auto-grow-height="false" fo:min-height="2.95cm" fo:min-width="5.4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d0d0d0" draw:textarea-horizontal-align="justify" draw:textarea-vertical-align="middle" draw:auto-grow-height="false" fo:min-height="2.898cm" fo:min-width="5.348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939393"/>
      <style:paragraph-properties fo:text-align="center"/>
    </style:style>
    <style:style style:name="P3" style:family="paragraph">
      <loext:graphic-properties draw:fill-color="#d0d0d0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9cm" svg:height="3.2cm" svg:x="7.5cm" svg:y="10cm">
          <text:p text:style-name="P1">Casiers MD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3.2cm" svg:x="13.5cm" svg:y="4.2cm">
          <text:p text:style-name="P1">Contraintes de </text:p>
          <text:p text:style-name="P1">développem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3.2cm" svg:x="1.4cm" svg:y="15.9cm">
          <text:p text:style-name="P1">Contraintes qualité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3.2cm" svg:x="1.6cm" svg:y="4.1cm">
          <text:p text:style-name="P1">Contraintes </text:p>
          <text:p text:style-name="P1">financière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9cm" svg:height="3.2cm" svg:x="13.6cm" svg:y="15.9cm">
          <text:p text:style-name="P1">Contraintes de </text:p>
          <text:p text:style-name="P1">fiabilité, sécurité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7cm" svg:y1="10cm" svg:x2="6.3cm" svg:y2="7.3cm">
          <text:p/>
        </draw:line>
        <draw:line draw:style-name="gr3" draw:text-style-name="P4" draw:layer="layout" svg:x1="12.1cm" svg:y1="10cm" svg:x2="14.8cm" svg:y2="7.4cm">
          <text:p/>
        </draw:line>
        <draw:line draw:style-name="gr3" draw:text-style-name="P4" draw:layer="layout" svg:x1="8.9cm" svg:y1="13.2cm" svg:x2="6cm" svg:y2="15.9cm">
          <text:p/>
        </draw:line>
        <draw:line draw:style-name="gr3" draw:text-style-name="P4" draw:layer="layout" svg:x1="12.1cm" svg:y1="13.2cm" svg:x2="15.1cm" svg:y2="15.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26T09:15:00.819280911</meta:creation-date>
    <dc:date>2021-01-26T09:25:28.674411335</dc:date>
    <meta:editing-duration>PT10M31S</meta:editing-duration>
    <meta:editing-cycles>1</meta:editing-cycles>
    <meta:document-statistic meta:object-count="9"/>
    <meta:generator>LibreOffice/6.3.5.2$Linux_X86_64 LibreOffice_project/30$Build-2</meta:generator>
  </office:meta>
</office:document-meta>
</file>